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353cm"/>
      <style:text-properties fo:color="#000000" fo:font-size="12pt" officeooo:paragraph-rsid="000798ab" style:font-size-asian="12pt" style:font-size-complex="12pt"/>
    </style:style>
    <style:style style:name="P2" style:family="paragraph" style:parent-style-name="Standard">
      <style:paragraph-properties style:line-height-at-least="0.353cm"/>
      <style:text-properties fo:font-size="12pt" officeooo:paragraph-rsid="000798ab" style:font-size-asian="12pt" style:font-size-complex="12pt"/>
    </style:style>
    <style:style style:name="P3" style:family="paragraph" style:parent-style-name="Standard">
      <style:paragraph-properties style:line-height-at-least="0.353cm"/>
      <style:text-properties fo:color="#ce181e" fo:font-size="12pt" officeooo:paragraph-rsid="000798ab" style:font-size-asian="12pt" style:font-size-complex="12pt"/>
    </style:style>
    <style:style style:name="P4" style:family="paragraph" style:parent-style-name="Standard">
      <style:paragraph-properties fo:margin-left="0cm" fo:margin-right="0cm" style:line-height-at-least="0.353cm" fo:text-indent="1.251cm" style:auto-text-indent="false"/>
      <style:text-properties officeooo:paragraph-rsid="000798ab"/>
    </style:style>
    <style:style style:name="P5" style:family="paragraph" style:parent-style-name="Standard">
      <style:paragraph-properties fo:margin-left="0cm" fo:margin-right="0cm" style:line-height-at-least="0.353cm" fo:text-indent="1.251cm" style:auto-text-indent="false"/>
      <style:text-properties fo:color="#000000" fo:font-size="12pt" officeooo:paragraph-rsid="000798ab" style:font-size-asian="12pt" style:font-size-complex="12pt"/>
    </style:style>
    <style:style style:name="P6" style:family="paragraph" style:parent-style-name="Standard">
      <style:paragraph-properties style:line-height-at-least="0.353cm"/>
      <style:text-properties fo:color="#ce181e" fo:font-size="12pt" officeooo:paragraph-rsid="000e5056" style:font-size-asian="12pt" style:font-size-complex="12pt"/>
    </style:style>
    <style:style style:name="P7" style:family="paragraph" style:parent-style-name="Standard">
      <style:paragraph-properties style:line-height-at-least="0.353cm"/>
      <style:text-properties fo:color="#000000" fo:font-size="12pt" officeooo:rsid="00099c1f" officeooo:paragraph-rsid="000798ab" style:font-size-asian="12pt" style:font-size-complex="12pt"/>
    </style:style>
    <style:style style:name="P8" style:family="paragraph" style:parent-style-name="Standard">
      <style:paragraph-properties style:line-height-at-least="0.353cm"/>
      <style:text-properties fo:color="#000000" fo:font-size="12pt" officeooo:paragraph-rsid="0011f366" style:font-size-asian="12pt" style:font-size-complex="12pt"/>
    </style:style>
    <style:style style:name="P9" style:family="paragraph" style:parent-style-name="Standard">
      <style:paragraph-properties style:line-height-at-least="0.353cm"/>
      <style:text-properties fo:color="#000000" fo:font-size="12pt" officeooo:paragraph-rsid="0013848d" style:font-size-asian="12pt" style:font-size-complex="12pt"/>
    </style:style>
    <style:style style:name="P10" style:family="paragraph" style:parent-style-name="Standard">
      <style:paragraph-properties fo:margin-left="0cm" fo:margin-right="0cm" style:line-height-at-least="0.353cm" fo:text-indent="1.251cm" style:auto-text-indent="false"/>
      <style:text-properties fo:color="#000000" fo:font-size="12pt" officeooo:paragraph-rsid="001106b0" style:font-size-asian="12pt" style:font-size-complex="12pt"/>
    </style:style>
    <style:style style:name="T1" style:family="text">
      <style:text-properties fo:color="#000000" fo:font-size="12pt" style:font-size-asian="12pt" style:font-size-complex="12pt"/>
    </style:style>
    <style:style style:name="T2" style:family="text">
      <style:text-properties fo:color="#000000" fo:font-size="12pt" officeooo:rsid="000f66df" style:font-size-asian="12pt" style:font-size-complex="12pt"/>
    </style:style>
    <style:style style:name="T3" style:family="text">
      <style:text-properties fo:color="#333333" fo:font-size="12pt" fo:background-color="#ffffff" loext:char-shading-value="0" style:font-size-asian="12pt" style:font-name-complex="Arial1" style:font-size-complex="12pt"/>
    </style:style>
    <style:style style:name="T4" style:family="text">
      <style:text-properties officeooo:rsid="000aa57f"/>
    </style:style>
    <style:style style:name="T5" style:family="text">
      <style:text-properties officeooo:rsid="000cbe6b"/>
    </style:style>
    <style:style style:name="T6" style:family="text">
      <style:text-properties officeooo:rsid="000e5056"/>
    </style:style>
    <style:style style:name="T7" style:family="text">
      <style:text-properties style:use-window-font-color="true"/>
    </style:style>
    <style:style style:name="T8" style:family="text">
      <style:text-properties style:use-window-font-color="true" officeooo:rsid="000e5056"/>
    </style:style>
    <style:style style:name="T9" style:family="text">
      <style:text-properties style:use-window-font-color="true" officeooo:rsid="000f66df"/>
    </style:style>
    <style:style style:name="T10" style:family="text">
      <style:text-properties style:use-window-font-color="true" officeooo:rsid="001106b0"/>
    </style:style>
    <style:style style:name="T11" style:family="text">
      <style:text-properties style:use-window-font-color="true" officeooo:rsid="0013848d"/>
    </style:style>
    <style:style style:name="T12" style:family="text">
      <style:text-properties officeooo:rsid="000f66df"/>
    </style:style>
    <style:style style:name="T13" style:family="text">
      <style:text-properties officeooo:rsid="001106b0"/>
    </style:style>
    <style:style style:name="T14" style:family="text">
      <style:text-properties officeooo:rsid="0011f366"/>
    </style:style>
    <style:style style:name="T15" style:family="text">
      <style:text-properties officeooo:rsid="0013848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text:span text:style-name="T2">A la Poste,</text:span><text:span text:style-name="T1"> je travaille </text:span><text:span text:style-name="T2">sur</text:span><text:span text:style-name="T1"> un logiciel de gestion de flotte de véhicules </text:span><text:span text:style-name="T2">nommé « Véhiparc »</text:span><text:span text:style-name="T1">. </text:span><text:span text:style-name="T3">Cet outil permet à une entreprise de gérer les cartes carburant, de connaître le coût des dépenses (réparation, entretien, …) ou encore de pouvoir suivre sa fiscalité.</text:span></text:p>
      <text:p text:style-name="P1"><text:tab/></text:p>
      <text:p text:style-name="P10"><text:span text:style-name="T4">Le</text:span> client souhaite <text:span text:style-name="T4">maintenant en plus proposer</text:span> un suivi des alertes, <text:span text:style-name="T13">avec</text:span> <text:span text:style-name="T13">pour</text:span> chaque utilisateur <text:span text:style-name="T13">inscrit</text:span> un résumé mensuel <text:span text:style-name="T13">sous forme d’</text:span>e-mail. Cette application est donc un ajout de fonctionnalité au logiciel déjà existant.</text:p>
      <text:p text:style-name="P1"/>
      <text:p text:style-name="P5"><text:s/><text:span text:style-name="T15">E</text:span>n réponse à cette demande, j<text:span text:style-name="T6">e</text:span> développ<text:span text:style-name="T6">e</text:span> <text:span text:style-name="T6">un</text:span> système d’alerte concernant le périmètre du client abonné. Par exemple, si un véhicule diesel fait un plein de super (les données provenant de la carte carburant associée), une alerte sera activée sur le site, mais aussi comptabilisé pour le mail mensuel.</text:p>
      <text:p text:style-name="P1"/>
      <text:p text:style-name="P9"><text:tab/>Ce mail contient donc <text:span text:style-name="T15">pour le</text:span> mois un résumé des <text:span text:style-name="T13">9 types d’</text:span>alertes ainsi qu’un lien pointant vers Véhiparc, directement sur les catégories concernées et bien sûr beaucoup plus détaillées (précisions sur le véhicule, lieu, conducteur, …). L’utilisateur abonné est donc au courant des différents problèmes existants sur son périmètre, au minimum 1 fois par mois (e-mail) ou quand il le souhaite (<text:span text:style-name="T13">page</text:span> des alertes).</text:p>
      <text:p text:style-name="P3"/>
      <text:p text:style-name="P6"><text:tab/><text:span text:style-name="T7">Pour commencer, j</text:span><text:span text:style-name="T8">e</text:span><text:span text:style-name="T7"> conç</text:span><text:span text:style-name="T8">ois </text:span><text:span text:style-name="T7">un système </text:span><text:span text:style-name="T10">permettant</text:span><text:span text:style-name="T7"> à l’utilisateur de faire une demande d’abonnement </text:span><text:span text:style-name="T11">à ce service</text:span><text:span text:style-name="T7">. </text:span><text:span text:style-name="T8">Il doit être simple à utiliser : un bouton « Abonnement » ou « Désabonnement » suffit. La page d’alerte </text:span><text:span text:style-name="T9">propose </text:span><text:span text:style-name="T10">l’option</text:span><text:span text:style-name="T9"> de ne pouvoir sélectionner que certains types d’alertes </text:span><text:span text:style-name="T11">(</text:span><text:span text:style-name="T10">avec</text:span><text:span text:style-name="T9"> de</text:span><text:span text:style-name="T10">s</text:span><text:span text:style-name="T9"> checkbox</text:span><text:span text:style-name="T11">)</text:span><text:span text:style-name="T9"> tandis que l’e-mail regroupe tout et est non paramétrable.</text:span> <text:span text:style-name="T7">E</text:span><text:span text:style-name="T9">nfin, </text:span><text:span text:style-name="T8">pour pouvoir être utilisé sur mobile ou tablette, la conception doit être responsive </text:span><text:span text:style-name="T7">tout </text:span><text:span text:style-name="T8">en </text:span><text:span text:style-name="T7">respect</text:span><text:span text:style-name="T8">ant</text:span><text:span text:style-name="T7"> la charte graphique du site.</text:span></text:p>
      <text:p text:style-name="P7"/>
      <text:p text:style-name="P8"><text:tab/><text:span text:style-name="T14">P</text:span>our cette application, <text:span text:style-name="T14">je</text:span> <text:span text:style-name="T12">conserve les technologies du site afin d’assurer la compatibilité.</text:span> <text:span text:style-name="T14">J</text:span>’utilis<text:span text:style-name="T6">e</text:span> <text:span text:style-name="T14">donc </text:span>du HTML, du CSS et le langage JavaScript. Il y a aussi plusieurs frameworks associées, les principaux étant AngularJS et Bootstrap.</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08:54:21.188000000</meta:creation-date>
    <dc:date>2018-05-14T21:51:01.669000000</dc:date>
    <meta:editing-duration>PT7H23M28S</meta:editing-duration>
    <meta:editing-cycles>6</meta:editing-cycles>
    <meta:generator>LibreOffice/6.0.3.2$Windows_X86_64 LibreOffice_project/8f48d515416608e3a835360314dac7e47fd0b821</meta:generator>
    <meta:document-statistic meta:table-count="0" meta:image-count="0" meta:object-count="0" meta:page-count="1" meta:paragraph-count="7" meta:word-count="310" meta:character-count="1951" meta:non-whitespace-character-count="1642"/>
  </office:meta>
</office:document-meta>
</file>